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fo:font-style="normal" officeooo:rsid="000e1250" officeooo:paragraph-rsid="000e1250" style:font-size-asian="8pt" style:font-style-asian="normal" style:font-size-complex="8pt" style:font-style-complex="normal"/>
    </style:style>
    <style:style style:name="P2" style:family="paragraph" style:parent-style-name="Standard">
      <style:text-properties style:font-name="Consolas" fo:font-size="8pt" fo:font-style="normal" officeooo:rsid="00166002" officeooo:paragraph-rsid="00166002" style:font-size-asian="8pt" style:font-style-asian="normal" style:font-size-complex="8pt" style:font-style-complex="normal"/>
    </style:style>
    <style:style style:name="P3" style:family="paragraph" style:parent-style-name="Standard">
      <style:text-properties style:font-name="Consolas" fo:font-size="8pt" fo:font-style="normal" officeooo:rsid="001065da" officeooo:paragraph-rsid="001065da" style:font-size-asian="8pt" style:font-style-asian="normal" style:font-size-complex="8pt" style:font-style-complex="normal"/>
    </style:style>
    <style:style style:name="P4" style:family="paragraph" style:parent-style-name="Standard">
      <style:text-properties style:font-name="Consolas" fo:font-size="8pt" fo:font-style="normal" officeooo:rsid="000f69d0" officeooo:paragraph-rsid="001065da" style:font-size-asian="8pt" style:font-style-asian="normal" style:font-size-complex="8pt" style:font-style-complex="normal"/>
    </style:style>
    <style:style style:name="P5" style:family="paragraph" style:parent-style-name="Standard">
      <style:text-properties style:font-name="Consolas" fo:font-size="8pt" fo:font-style="normal" officeooo:rsid="000f69d0" officeooo:paragraph-rsid="000f101d" style:font-size-asian="8pt" style:font-style-asian="normal" style:font-size-complex="8pt" style:font-style-complex="normal"/>
    </style:style>
    <style:style style:name="P6" style:family="paragraph" style:parent-style-name="Standard">
      <style:text-properties style:font-name="Consolas" fo:font-size="8pt" fo:font-style="normal" officeooo:rsid="000f101d" officeooo:paragraph-rsid="000f101d" style:font-size-asian="8pt" style:font-style-asian="normal" style:font-size-complex="8pt" style:font-style-complex="normal"/>
    </style:style>
    <style:style style:name="P7" style:family="paragraph" style:parent-style-name="Standard">
      <style:text-properties style:font-name="Consolas" fo:font-size="8pt" fo:font-style="normal" officeooo:rsid="00152a11" officeooo:paragraph-rsid="00152a11" style:font-size-asian="8pt" style:font-style-asian="normal" style:font-size-complex="8pt" style:font-style-complex="normal"/>
    </style:style>
    <style:style style:name="P8" style:family="paragraph" style:parent-style-name="Standard">
      <style:text-properties style:font-name="Consolas" fo:font-size="8pt" fo:font-style="normal" officeooo:rsid="001a966d" officeooo:paragraph-rsid="001a966d" style:font-size-asian="8pt" style:font-style-asian="normal" style:font-size-complex="8pt" style:font-style-complex="normal"/>
    </style:style>
    <style:style style:name="P9" style:family="paragraph" style:parent-style-name="Standard">
      <style:text-properties style:font-name="Consolas" fo:font-size="36pt" fo:font-style="italic" officeooo:rsid="000e1250" officeooo:paragraph-rsid="000e1250" style:font-size-asian="31.5pt" style:font-style-asian="italic" style:font-size-complex="36pt" style:font-style-complex="italic"/>
    </style:style>
    <style:style style:name="P10" style:family="paragraph" style:parent-style-name="Standard">
      <style:text-properties style:font-name="Consolas" fo:font-size="12pt" fo:font-style="normal" officeooo:rsid="000e1250" officeooo:paragraph-rsid="000e1250" style:font-size-asian="10.5pt" style:font-style-asian="normal" style:font-size-complex="12pt" style:font-style-complex="normal"/>
    </style:style>
    <style:style style:name="T1" style:family="text">
      <style:text-properties officeooo:rsid="001377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IPE</text:p>
      <text:p text:style-name="P10"/>
      <text:p text:style-name="P1">int fork()</text:p>
      <text:p text:style-name="P1">{</text:p>
      <text:p text:style-name="P1"><text:s text:c="2"/>int pid, i;</text:p>
      <text:p text:style-name="P1"><text:s text:c="2"/>u16 segment;</text:p>
      <text:p text:style-name="P1"/>
      <text:p text:style-name="P1"><text:s text:c="2"/>PROC *p = kfork(0);</text:p>
      <text:p text:style-name="P1"><text:s text:c="2"/>if (!p)</text:p>
      <text:p text:style-name="P1"><text:s text:c="2"/>{</text:p>
      <text:p text:style-name="P1"><text:s text:c="4"/>return -1;</text:p>
      <text:p text:style-name="P1"><text:s text:c="2"/>}</text:p>
      <text:p text:style-name="P1"/>
      <text:p text:style-name="P1"><text:s text:c="2"/>segment = (p-&gt;pid + 1) * 0x1000;</text:p>
      <text:p text:style-name="P1"><text:s text:c="2"/>copyImage(running-&gt;uss, segment, 32 * 1024); // Copy 32K words</text:p>
      <text:p text:style-name="P1"/>
      <text:p text:style-name="P1"><text:s text:c="2"/>p-&gt;uss = segment;</text:p>
      <text:p text:style-name="P1"><text:s text:c="2"/>p-&gt;usp = running-&gt;usp;</text:p>
      <text:p text:style-name="P1"/>
      <text:p text:style-name="P1"><text:s text:c="2"/>put_word(segment, segment, p-&gt;usp); <text:s text:c="6"/>// DS</text:p>
      <text:p text:style-name="P1"><text:s text:c="2"/>put_word(segment, segment, p-&gt;usp+2); <text:s text:c="4"/>// ES</text:p>
      <text:p text:style-name="P1"><text:s text:c="2"/>put_word(0, <text:s text:c="6"/>segment, p-&gt;usp+2*8); <text:s text:c="2"/>// AX</text:p>
      <text:p text:style-name="P1"><text:s text:c="2"/>put_word(segment, segment, p-&gt;usp+2*10); <text:s/>// CS</text:p>
      <text:p text:style-name="P1"/>
      <text:p text:style-name="P1"><text:s text:c="2"/>/* Copy file descriptors */</text:p>
      <text:p text:style-name="P1"><text:s text:c="2"/>for (i = 0; i &lt; NFD; i++)</text:p>
      <text:p text:style-name="P1"><text:s text:c="2"/>{</text:p>
      <text:p text:style-name="P1"><text:s text:c="4"/>p-&gt;fd[i] = running-&gt;fd[i];</text:p>
      <text:p text:style-name="P1"><text:s text:c="4"/>if (p-&gt;fd[i] != 0)</text:p>
      <text:p text:style-name="P1"><text:s text:c="4"/>{</text:p>
      <text:p text:style-name="P1"><text:s text:c="6"/>p-&gt;fd[i]-&gt;refCount++;</text:p>
      <text:p text:style-name="P1"><text:s text:c="6"/>if (p-&gt;fd[i]-&gt;mode == READ_PIPE)</text:p>
      <text:p text:style-name="P1"><text:s text:c="6"/>{</text:p>
      <text:p text:style-name="P1"><text:s text:c="8"/>p-&gt;fd[i]-&gt;ppipe-&gt;nReader++;</text:p>
      <text:p text:style-name="P1"><text:s text:c="6"/>}</text:p>
      <text:p text:style-name="P1"><text:s text:c="6"/>if (p-&gt;fd[i]-&gt;mode == WRITE_PIPE)</text:p>
      <text:p text:style-name="P1"><text:s text:c="6"/>{</text:p>
      <text:p text:style-name="P1"><text:s text:c="8"/>p-&gt;fd[i]-&gt;ppipe-&gt;nWriter++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return p-&gt;pid;</text:p>
      <text:p text:style-name="P1">}</text:p>
      <text:p text:style-name="P10"/>
      <text:p text:style-name="P2">int show_pipe(PIPE *p)</text:p>
      <text:p text:style-name="P2">{</text:p>
      <text:p text:style-name="P2"><text:s text:c="2"/>int i, j;</text:p>
      <text:p text:style-name="P2"><text:s text:c="2"/>printf("Head: %d <text:s text:c="2"/>Tail: %d <text:s text:c="2"/>Data: %d <text:s text:c="2"/>Room: %d\n",</text:p>
      <text:p text:style-name="P2"><text:s text:c="4"/>p-&gt;head,</text:p>
      <text:p text:style-name="P2"><text:s text:c="4"/>p-&gt;tail,</text:p>
      <text:p text:style-name="P2"><text:s text:c="4"/>p-&gt;data,</text:p>
      <text:p text:style-name="P2"><text:s text:c="4"/>p-&gt;room);</text:p>
      <text:p text:style-name="P2"/>
      <text:p text:style-name="P2"><text:s text:c="2"/>printf("&lt;---------------------------------PIPE CONTENTS----&gt;\n");</text:p>
      <text:p text:style-name="P2"><text:s text:c="2"/>for(i = 0, j = p-&gt;tail; i &lt; p-&gt;data; i++, j++)</text:p>
      <text:p text:style-name="P2"><text:s text:c="2"/>{</text:p>
      <text:p text:style-name="P2"><text:s text:c="4"/>if (j == PSIZE)</text:p>
      <text:p text:style-name="P2"><text:s text:c="4"/>{</text:p>
      <text:p text:style-name="P2"><text:s text:c="6"/>j = 0;</text:p>
      <text:p text:style-name="P2"><text:s text:c="4"/>}</text:p>
      <text:p text:style-name="P2"><text:s text:c="4"/>putc(p-&gt;buf[j]);</text:p>
      <text:p text:style-name="P2"><text:s text:c="2"/>}</text:p>
      <text:p text:style-name="P2"><text:s text:c="2"/>printf("\n&lt;--------------------------------------------------&gt;\n");</text:p>
      <text:p text:style-name="P2">}</text:p>
      <text:p text:style-name="P10"/>
      <text:p text:style-name="P10"/>
      <text:p text:style-name="P3"><text:soft-page-break/>int kpipe(int pd[2])</text:p>
      <text:p text:style-name="P3">{</text:p>
      <text:p text:style-name="P3"><text:s text:c="2"/>int i, j, k;</text:p>
      <text:p text:style-name="P3"><text:s text:c="2"/>int fd1, fd2;</text:p>
      <text:p text:style-name="P3"/>
      <text:p text:style-name="P3"><text:s text:c="2"/>printf("[KERNEL] Creating pipe ... ");</text:p>
      <text:p text:style-name="P3"/>
      <text:p text:style-name="P3"><text:s text:c="2"/>/* Find an opened file descriptor in the running proc */</text:p>
      <text:p text:style-name="P3"><text:s text:c="2"/>for(i = 0; i &lt; NFD; i++)</text:p>
      <text:p text:style-name="P3"><text:s text:c="2"/>{</text:p>
      <text:p text:style-name="P3"><text:s text:c="4"/>if (!running-&gt;fd[i]) break;</text:p>
      <text:p text:style-name="P3"><text:s text:c="2"/>}</text:p>
      <text:p text:style-name="P3"><text:s text:c="2"/>if (i == NFD || i + 1 == NFD)</text:p>
      <text:p text:style-name="P3"><text:s text:c="2"/>{</text:p>
      <text:p text:style-name="P3"><text:s text:c="4"/>printf("no more FDs.\n");</text:p>
      <text:p text:style-name="P3"><text:s text:c="4"/>return -1;</text:p>
      <text:p text:style-name="P3"><text:s text:c="2"/>}</text:p>
      <text:p text:style-name="P3"/>
      <text:p text:style-name="P3"><text:s text:c="2"/>/* Find a second opened file descriptor in the running proc */</text:p>
      <text:p text:style-name="P3"><text:s text:c="2"/>for(j = i + 1; j &lt; NFD; j++)</text:p>
      <text:p text:style-name="P3"><text:s text:c="2"/>{</text:p>
      <text:p text:style-name="P3"><text:s text:c="4"/>if (!running-&gt;fd[j]) break;</text:p>
      <text:p text:style-name="P3"><text:s text:c="2"/>}</text:p>
      <text:p text:style-name="P3"><text:s text:c="2"/>if (j == NFD)</text:p>
      <text:p text:style-name="P3"><text:s text:c="2"/>{</text:p>
      <text:p text:style-name="P3"><text:s text:c="4"/>printf("no more FDs.\n");</text:p>
      <text:p text:style-name="P3"><text:s text:c="4"/>return -2;</text:p>
      <text:p text:style-name="P3"><text:s text:c="2"/>}</text:p>
      <text:p text:style-name="P3"/>
      <text:p text:style-name="P3"><text:s text:c="2"/>for(fd1 = 0; fd1 &lt; NOFT; fd1++)</text:p>
      <text:p text:style-name="P3"><text:s text:c="2"/>{</text:p>
      <text:p text:style-name="P3"><text:s text:c="4"/>if (oft[fd1].refCount == 0) break;</text:p>
      <text:p text:style-name="P3"><text:s text:c="2"/>}</text:p>
      <text:p text:style-name="P3"><text:s text:c="2"/>if (fd1 == NOFT || fd1 + 1 == NOFT)</text:p>
      <text:p text:style-name="P3"><text:s text:c="2"/>{</text:p>
      <text:p text:style-name="P3"><text:s text:c="4"/>printf("no more openings in the OFT.\n");</text:p>
      <text:p text:style-name="P3"><text:s text:c="4"/>return -3;</text:p>
      <text:p text:style-name="P3"><text:s text:c="2"/>}</text:p>
      <text:p text:style-name="P3"/>
      <text:p text:style-name="P3"><text:s text:c="2"/>for(fd2 = fd1 + 1; fd2 &lt; NOFT; fd2++)</text:p>
      <text:p text:style-name="P3"><text:s text:c="2"/>{</text:p>
      <text:p text:style-name="P3"><text:s text:c="4"/>if (oft[fd2].refCount == 0) break;</text:p>
      <text:p text:style-name="P3"><text:s text:c="2"/>}</text:p>
      <text:p text:style-name="P3"><text:s text:c="2"/>if (fd2 == NOFT)</text:p>
      <text:p text:style-name="P3"><text:s text:c="2"/>{</text:p>
      <text:p text:style-name="P3"><text:s text:c="4"/>printf("no more openings in the OFT.\n");</text:p>
      <text:p text:style-name="P3"><text:s text:c="4"/>return -4;</text:p>
      <text:p text:style-name="P3"><text:s text:c="2"/>}</text:p>
      <text:p text:style-name="P3"/>
      <text:p text:style-name="P3"><text:s text:c="2"/>for(k = 0; k &lt; NPIPE; k++)</text:p>
      <text:p text:style-name="P3"><text:s text:c="2"/>{</text:p>
      <text:p text:style-name="P3"><text:s text:c="4"/>if (!pipe[k].busy) break;</text:p>
      <text:p text:style-name="P3"><text:s text:c="2"/>}</text:p>
      <text:p text:style-name="P3"><text:s text:c="2"/>if (k == NPIPE)</text:p>
      <text:p text:style-name="P3"><text:s text:c="2"/>{</text:p>
      <text:p text:style-name="P3"><text:s text:c="4"/>printf("no more available pipes.\n");</text:p>
      <text:p text:style-name="P3"><text:s text:c="4"/>return -5;</text:p>
      <text:p text:style-name="P3"><text:s text:c="2"/>}</text:p>
      <text:p text:style-name="P3"/>
      <text:p text:style-name="P3"><text:s text:c="2"/>/* Allocate both ends of the pipe */</text:p>
      <text:p text:style-name="P3"><text:s text:c="2"/>pipe[k].nReader = 1;</text:p>
      <text:p text:style-name="P3"><text:s text:c="2"/>pipe[k].nWriter = 1;</text:p>
      <text:p text:style-name="P3"><text:s text:c="2"/>pipe[k].busy <text:s text:c="3"/>= 1;</text:p>
      <text:p text:style-name="P3"><text:s text:c="2"/>pipe[k].head <text:s text:c="3"/>= pipe[k].tail = pipe[k].data = 0;</text:p>
      <text:p text:style-name="P3"><text:s text:c="2"/>pipe[k].room <text:s text:c="3"/>= PSIZE;</text:p>
      <text:p text:style-name="P3"/>
      <text:p text:style-name="P3"><text:s text:c="2"/>oft[fd1].refCount++;</text:p>
      <text:p text:style-name="P3"><text:s text:c="2"/>oft[fd1].mode <text:s text:c="2"/>= READ_PIPE;</text:p>
      <text:p text:style-name="P3"><text:s text:c="2"/>oft[fd1].ppipe <text:s/>= &amp;pipe[k];</text:p>
      <text:p text:style-name="P3"/>
      <text:p text:style-name="P3"><text:s text:c="2"/>oft[fd2].refCount++;</text:p>
      <text:p text:style-name="P3"><text:s text:c="2"/>oft[fd2].mode <text:s text:c="2"/>= WRITE_PIPE; /* <text:span text:style-name="T1">CONTINUED ON NEXT PAGE </text:span>*/</text:p>
      <text:p text:style-name="P3"><text:soft-page-break/><text:s text:c="2"/>oft[fd2].ppipe <text:s/>= &amp;pipe[k];</text:p>
      <text:p text:style-name="P3"/>
      <text:p text:style-name="P3"><text:s text:c="2"/>running-&gt;fd[i] <text:s/>= &amp;oft[fd1];</text:p>
      <text:p text:style-name="P3"><text:s text:c="2"/>running-&gt;fd[j] <text:s/>= &amp;oft[fd2];</text:p>
      <text:p text:style-name="P3"/>
      <text:p text:style-name="P3"><text:s text:c="2"/>/* place the fds into the user's pipe array */</text:p>
      <text:p text:style-name="P3"><text:s text:c="2"/>put_word(fd1, running-&gt;uss, &amp;pd[0]);</text:p>
      <text:p text:style-name="P3"><text:s text:c="2"/>put_word(fd2, running-&gt;uss, &amp;pd[1]);</text:p>
      <text:p text:style-name="P3"/>
      <text:p text:style-name="P3"><text:s text:c="2"/>printf("done with FDs [%d %d].\n", fd1, fd2);</text:p>
      <text:p text:style-name="P3">}</text:p>
      <text:p text:style-name="P1"/>
      <text:p text:style-name="P1"/>
      <text:p text:style-name="P1"/>
      <text:p text:style-name="P4">int _writeBytes(PIPE *p, char *buf, int count)</text:p>
      <text:p text:style-name="P4">{</text:p>
      <text:p text:style-name="P4"><text:s text:c="2"/>int written = 0;</text:p>
      <text:p text:style-name="P4"/>
      <text:p text:style-name="P4"><text:s text:c="2"/>while(written &lt; count &amp;&amp; p-&gt;room != 0)</text:p>
      <text:p text:style-name="P4"><text:s text:c="2"/>{</text:p>
      <text:p text:style-name="P4"><text:s text:c="4"/>p-&gt;buf[p-&gt;head] = (char)get_byte(running-&gt;uss, buf + written);</text:p>
      <text:p text:style-name="P4"><text:s text:c="4"/>(p-&gt;data)++;</text:p>
      <text:p text:style-name="P4"><text:s text:c="4"/>(p-&gt;head)++;</text:p>
      <text:p text:style-name="P4"><text:s text:c="4"/>(p-&gt;room)--;</text:p>
      <text:p text:style-name="P4"><text:s text:c="4"/>written++;</text:p>
      <text:p text:style-name="P4"><text:s text:c="4"/>if (p-&gt;head == PSIZE)</text:p>
      <text:p text:style-name="P4"><text:s text:c="4"/>{</text:p>
      <text:p text:style-name="P4"><text:s text:c="6"/>/* Reset the circular link */</text:p>
      <text:p text:style-name="P4"><text:s text:c="6"/>p-&gt;head = 0;</text:p>
      <text:p text:style-name="P4"><text:s text:c="4"/>}</text:p>
      <text:p text:style-name="P4"><text:s text:c="2"/>}</text:p>
      <text:p text:style-name="P4"/>
      <text:p text:style-name="P4"><text:s text:c="2"/>return written;</text:p>
      <text:p text:style-name="P4">}</text:p>
      <text:p text:style-name="P4"/>
      <text:p text:style-name="P4"/>
      <text:p text:style-name="P4">int _readBytes(PIPE *p, char *buf, int count)</text:p>
      <text:p text:style-name="P4">{</text:p>
      <text:p text:style-name="P4"><text:s text:c="2"/>int read = 0;</text:p>
      <text:p text:style-name="P4"/>
      <text:p text:style-name="P4"><text:s text:c="2"/>while(read &lt; count &amp;&amp; p-&gt;data != 0)</text:p>
      <text:p text:style-name="P4"><text:s text:c="2"/>{</text:p>
      <text:p text:style-name="P4"><text:s text:c="4"/>put_byte(p-&gt;buf[p-&gt;tail], running-&gt;uss, buf + read);</text:p>
      <text:p text:style-name="P4"><text:s text:c="4"/>(p-&gt;data)--;</text:p>
      <text:p text:style-name="P4"><text:s text:c="4"/>(p-&gt;tail)++;</text:p>
      <text:p text:style-name="P4"><text:s text:c="4"/>(p-&gt;room)++;</text:p>
      <text:p text:style-name="P4"><text:s text:c="4"/>read++;</text:p>
      <text:p text:style-name="P4"><text:s text:c="4"/>if (p-&gt;tail == PSIZE)</text:p>
      <text:p text:style-name="P4"><text:s text:c="4"/>{</text:p>
      <text:p text:style-name="P4"><text:s text:c="6"/>/* Reset the circular link */</text:p>
      <text:p text:style-name="P4"><text:s text:c="6"/>p-&gt;tail = 0;</text:p>
      <text:p text:style-name="P4"><text:s text:c="4"/>}</text:p>
      <text:p text:style-name="P4"><text:s text:c="2"/>}</text:p>
      <text:p text:style-name="P4"/>
      <text:p text:style-name="P4"><text:s text:c="2"/>return read;</text:p>
      <text:p text:style-name="P4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 read_pipe(int fd, char *buf, int count)</text:p>
      <text:p text:style-name="P1">{</text:p>
      <text:p text:style-name="P1"><text:s text:c="2"/>int read = 0;</text:p>
      <text:p text:style-name="P1"><text:s text:c="2"/>PIPE *p;</text:p>
      <text:p text:style-name="P1"/>
      <text:p text:style-name="P1"><text:s text:c="2"/>if (fd &lt; 0 || fd &gt;= NFD)</text:p>
      <text:p text:style-name="P1"><text:s text:c="2"/>{</text:p>
      <text:p text:style-name="P1"><text:s text:c="4"/>printf("[KERNEL] Invalid file descriptor (%d).\n", fd);</text:p>
      <text:p text:style-name="P1"><text:s text:c="4"/>return -1;</text:p>
      <text:p text:style-name="P1"><text:s text:c="2"/>}</text:p>
      <text:p text:style-name="P1"/>
      <text:p text:style-name="P1"><text:s text:c="2"/>if (!running-&gt;fd[fd])</text:p>
      <text:p text:style-name="P1"><text:s text:c="2"/>{</text:p>
      <text:p text:style-name="P1"><text:s text:c="4"/>printf("[KERNEL] File descriptor (%d) not open.\n", fd);</text:p>
      <text:p text:style-name="P1"><text:s text:c="4"/>return -2;</text:p>
      <text:p text:style-name="P1"><text:s text:c="2"/>}</text:p>
      <text:p text:style-name="P1"/>
      <text:p text:style-name="P1"><text:s text:c="2"/>p = running-&gt;fd[fd]-&gt;ppipe;</text:p>
      <text:p text:style-name="P1"><text:s text:c="2"/>if (!p)</text:p>
      <text:p text:style-name="P1"><text:s text:c="2"/>{</text:p>
      <text:p text:style-name="P1"><text:s text:c="4"/>printf("[KERNEL] Pipe not active.\n");</text:p>
      <text:p text:style-name="P1"><text:s text:c="4"/>return -3;</text:p>
      <text:p text:style-name="P1"><text:s text:c="2"/>}</text:p>
      <text:p text:style-name="P1"/>
      <text:p text:style-name="P1"><text:s text:c="2"/>printf("[KERNEL] Attempting to read %d bytes ... \n", count);</text:p>
      <text:p text:style-name="P1"/>
      <text:p text:style-name="P1"><text:s text:c="2"/>if (count &lt;= 0)</text:p>
      <text:p text:style-name="P1"><text:s text:c="2"/>{</text:p>
      <text:p text:style-name="P1"><text:s text:c="4"/>printf("success.\n");</text:p>
      <text:p text:style-name="P1"><text:s text:c="4"/>printf("After pipe read:\n");</text:p>
      <text:p text:style-name="P1"><text:s text:c="4"/>show_pipe(p);</text:p>
      <text:p text:style-name="P1"><text:s text:c="4"/>return 0;</text:p>
      <text:p text:style-name="P1"><text:s text:c="2"/>}</text:p>
      <text:p text:style-name="P1"/>
      <text:p text:style-name="P1"><text:s text:c="2"/>while(count)</text:p>
      <text:p text:style-name="P1"><text:s text:c="2"/>{</text:p>
      <text:p text:style-name="P1"><text:s text:c="4"/>while(p-&gt;data)</text:p>
      <text:p text:style-name="P1"><text:s text:c="4"/>{</text:p>
      <text:p text:style-name="P1"><text:s text:c="6"/>show_pipe(p);</text:p>
      <text:p text:style-name="P1"><text:s text:c="6"/>read = _readBytes(p, buf, count);</text:p>
      <text:p text:style-name="P1"><text:s text:c="6"/>count -= read;</text:p>
      <text:p text:style-name="P1"><text:s text:c="6"/>if (count == 0) break;</text:p>
      <text:p text:style-name="P1"><text:s text:c="4"/>}</text:p>
      <text:p text:style-name="P1"/>
      <text:p text:style-name="P1"><text:s text:c="4"/>if (read)</text:p>
      <text:p text:style-name="P1"><text:s text:c="4"/>{</text:p>
      <text:p text:style-name="P1"><text:s text:c="6"/>/* some data has been read */</text:p>
      <text:p text:style-name="P1"><text:s text:c="6"/>printf("success: %d bytes read.\n", read);</text:p>
      <text:p text:style-name="P1"><text:s text:c="6"/>kwakeup(p-&gt;data);</text:p>
      <text:p text:style-name="P1"><text:s text:c="6"/>printf("After pipe read:\n");</text:p>
      <text:p text:style-name="P1"><text:s text:c="6"/>show_pipe(p);</text:p>
      <text:p text:style-name="P1"><text:s text:c="6"/>return read;</text:p>
      <text:p text:style-name="P1"><text:s text:c="4"/>}</text:p>
      <text:p text:style-name="P1"/>
      <text:p text:style-name="P1"><text:s text:c="4"/>/* The pipe has no data */</text:p>
      <text:p text:style-name="P1"><text:s text:c="4"/>if (p-&gt;nWriter)</text:p>
      <text:p text:style-name="P1"><text:s text:c="4"/>{</text:p>
      <text:p text:style-name="P1"><text:s text:c="6"/>printf("[KERNEL] Pipe empty; reader going to sleep.\n");</text:p>
      <text:p text:style-name="P1"><text:s text:c="6"/>/* If the pipe still has a writer,</text:p>
      <text:p text:style-name="P1"><text:s text:c="9"/>wakeup all writers.</text:p>
      <text:p text:style-name="P1"><text:s text:c="9"/>Then sleep for data. */</text:p>
      <text:p text:style-name="P1"><text:s text:c="6"/>kwakeup(p-&gt;room);</text:p>
      <text:p text:style-name="P1"><text:s text:c="6"/>ksleep(p-&gt;data);</text:p>
      <text:p text:style-name="P1"><text:s text:c="6"/>continue;</text:p>
      <text:p text:style-name="P1"><text:s text:c="4"/>}</text:p>
      <text:p text:style-name="P1"/>
      <text:p text:style-name="P1"><text:s text:c="4"/>/* Pipe has no write and no data */</text:p>
      <text:p text:style-name="P1"><text:s text:c="4"/>printf("After pipe read:\n");</text:p>
      <text:p text:style-name="P1"><text:s text:c="4"/>show_pipe(p);</text:p>
      <text:p text:style-name="P1"><text:s text:c="4"/>return 0;</text:p>
      <text:p text:style-name="P1"><text:s text:c="2"/>}</text:p>
      <text:p text:style-name="P1">}</text:p>
      <text:p text:style-name="P6"><text:soft-page-break/>int write_pipe(int fd, char *buf, int count)</text:p>
      <text:p text:style-name="P6">{</text:p>
      <text:p text:style-name="P6"><text:s text:c="2"/>int written = 0;</text:p>
      <text:p text:style-name="P6"><text:s text:c="2"/>PIPE *p;</text:p>
      <text:p text:style-name="P6"/>
      <text:p text:style-name="P6"><text:s text:c="2"/>if (fd &lt; 0 || fd &gt;= NFD)</text:p>
      <text:p text:style-name="P6"><text:s text:c="2"/>{</text:p>
      <text:p text:style-name="P6"><text:s text:c="4"/>printf("[KERNEL] Invalid file descriptor (%d).\n", fd);</text:p>
      <text:p text:style-name="P6"><text:s text:c="4"/>return -1;</text:p>
      <text:p text:style-name="P6"><text:s text:c="2"/>}</text:p>
      <text:p text:style-name="P6"/>
      <text:p text:style-name="P6"><text:s text:c="2"/>if (!running-&gt;fd[fd])</text:p>
      <text:p text:style-name="P6"><text:s text:c="2"/>{</text:p>
      <text:p text:style-name="P6"><text:s text:c="4"/>printf("[KERNEL] File descriptor (%d) not open.\n", fd);</text:p>
      <text:p text:style-name="P6"><text:s text:c="4"/>return -2;</text:p>
      <text:p text:style-name="P6"><text:s text:c="2"/>}</text:p>
      <text:p text:style-name="P6"/>
      <text:p text:style-name="P6"><text:s text:c="2"/>p = running-&gt;fd[fd]-&gt;ppipe;</text:p>
      <text:p text:style-name="P6"><text:s text:c="2"/>if (!p)</text:p>
      <text:p text:style-name="P6"><text:s text:c="2"/>{</text:p>
      <text:p text:style-name="P6"><text:s text:c="4"/>printf("[KERNEL] Pipe not active.\n");</text:p>
      <text:p text:style-name="P6"><text:s text:c="4"/>return -3;</text:p>
      <text:p text:style-name="P6"><text:s text:c="2"/>}</text:p>
      <text:p text:style-name="P6"/>
      <text:p text:style-name="P6"><text:s text:c="2"/>printf("Before pipe write:\n");</text:p>
      <text:p text:style-name="P6"><text:s text:c="2"/>show_pipe(p);</text:p>
      <text:p text:style-name="P6"/>
      <text:p text:style-name="P6"><text:s text:c="2"/>printf("[KERNEL] Attempting to write %d bytes ... \n", count);</text:p>
      <text:p text:style-name="P6"/>
      <text:p text:style-name="P6"><text:s text:c="2"/>while(count)</text:p>
      <text:p text:style-name="P6"><text:s text:c="2"/>{</text:p>
      <text:p text:style-name="P6"><text:s text:c="4"/>if (!p-&gt;nReader)</text:p>
      <text:p text:style-name="P6"><text:s text:c="4"/>{</text:p>
      <text:p text:style-name="P6"><text:s text:c="6"/>kexit(BROKEN_PIPE);</text:p>
      <text:p text:style-name="P6"><text:s text:c="4"/>}</text:p>
      <text:p text:style-name="P6"/>
      <text:p text:style-name="P6"><text:s text:c="4"/>while(p-&gt;room)</text:p>
      <text:p text:style-name="P6"><text:s text:c="4"/>{</text:p>
      <text:p text:style-name="P6"><text:s text:c="6"/>written = _writeBytes(p, buf, count);</text:p>
      <text:p text:style-name="P6"><text:s text:c="6"/>count -= written;</text:p>
      <text:p text:style-name="P6"/>
      <text:p text:style-name="P6"><text:s text:c="6"/>if (!count) break;</text:p>
      <text:p text:style-name="P6"><text:s text:c="4"/>}</text:p>
      <text:p text:style-name="P6"/>
      <text:p text:style-name="P6"><text:s text:c="4"/>kwakeup(p-&gt;room);</text:p>
      <text:p text:style-name="P6"><text:s text:c="4"/>if (count == 0)</text:p>
      <text:p text:style-name="P6"><text:s text:c="4"/>{</text:p>
      <text:p text:style-name="P6"><text:s text:c="6"/>printf("After pipe write:\n");</text:p>
      <text:p text:style-name="P6"><text:s text:c="6"/>show_pipe(p);</text:p>
      <text:p text:style-name="P6"><text:s text:c="6"/>return written;</text:p>
      <text:p text:style-name="P6"><text:s text:c="4"/>}</text:p>
      <text:p text:style-name="P6"/>
      <text:p text:style-name="P6"><text:s text:c="4"/>printf("[KERNEL] Writer sleeping; need more bytes.\n");</text:p>
      <text:p text:style-name="P6"><text:s text:c="4"/>/* Still has data to write but the pipe has no room */</text:p>
      <text:p text:style-name="P6"><text:s text:c="4"/>ksleep(p-&gt;room);</text:p>
      <text:p text:style-name="P6"><text:s text:c="4"/>tswitch();</text:p>
      <text:p text:style-name="P6"><text:s text:c="2"/>}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int close_pipe(int fd)</text:p>
      <text:p text:style-name="P7">{</text:p>
      <text:p text:style-name="P7"><text:s text:c="2"/>PIPE *p;</text:p>
      <text:p text:style-name="P7"><text:s text:c="2"/>OFT <text:s/>*t;</text:p>
      <text:p text:style-name="P7"/>
      <text:p text:style-name="P7"><text:s text:c="2"/>if (fd &lt; 0 || fd &gt;= NFD)</text:p>
      <text:p text:style-name="P7"><text:s text:c="2"/>{</text:p>
      <text:p text:style-name="P7"><text:s text:c="4"/>printf("[KERNEL] Invalid file descriptor (%d).\n", fd);</text:p>
      <text:p text:style-name="P7"><text:s text:c="4"/>return -1;</text:p>
      <text:p text:style-name="P7"><text:s text:c="2"/>}</text:p>
      <text:p text:style-name="P7"/>
      <text:p text:style-name="P7"><text:s text:c="2"/>printf("[KERNEL] Closing [%d] ... ", fd);</text:p>
      <text:p text:style-name="P7"/>
      <text:p text:style-name="P7"><text:s text:c="2"/>t = running-&gt;fd[fd];</text:p>
      <text:p text:style-name="P7"><text:s text:c="2"/>t-&gt;refCount--;</text:p>
      <text:p text:style-name="P7"><text:s text:c="2"/>running-&gt;fd[fd] = 0;</text:p>
      <text:p text:style-name="P7"><text:s text:c="2"/>p = t-&gt;ppipe;</text:p>
      <text:p text:style-name="P7"/>
      <text:p text:style-name="P7"><text:s text:c="2"/>if (t-&gt;mode == WRITE_PIPE)</text:p>
      <text:p text:style-name="P7"><text:s text:c="2"/>{</text:p>
      <text:p text:style-name="P7"><text:s text:c="4"/>p-&gt;nWriter--;</text:p>
      <text:p text:style-name="P7"/>
      <text:p text:style-name="P7"><text:s text:c="4"/>if (p-&gt;nWriter == 0)</text:p>
      <text:p text:style-name="P7"><text:s text:c="4"/>{</text:p>
      <text:p text:style-name="P7"><text:s text:c="6"/>if (p-&gt;nReader &lt;= 0)</text:p>
      <text:p text:style-name="P7"><text:s text:c="6"/>{</text:p>
      <text:p text:style-name="P7"><text:s text:c="8"/>/* Deallocate the pipe */</text:p>
      <text:p text:style-name="P7"><text:s text:c="8"/>p-&gt;busy = 0;</text:p>
      <text:p text:style-name="P7"><text:s text:c="6"/>}</text:p>
      <text:p text:style-name="P7"><text:s text:c="4"/>}</text:p>
      <text:p text:style-name="P7"><text:s text:c="4"/>kwakeup(p-&gt;data);</text:p>
      <text:p text:style-name="P7"><text:s text:c="2"/>}</text:p>
      <text:p text:style-name="P7"><text:s text:c="2"/>else /* t-&gt;mode == READ_PIPE */</text:p>
      <text:p text:style-name="P7"><text:s text:c="2"/>{</text:p>
      <text:p text:style-name="P7"><text:s text:c="4"/>p-&gt;nReader--;</text:p>
      <text:p text:style-name="P7"/>
      <text:p text:style-name="P7"><text:s text:c="4"/>if (p-&gt;nReader == 0)</text:p>
      <text:p text:style-name="P7"><text:s text:c="4"/>{</text:p>
      <text:p text:style-name="P7"><text:s text:c="6"/>if (p-&gt;nWriter &lt;= 0)</text:p>
      <text:p text:style-name="P7"><text:s text:c="6"/>{</text:p>
      <text:p text:style-name="P7"><text:s text:c="8"/>/* Deallocate the pipe */</text:p>
      <text:p text:style-name="P7"><text:s text:c="8"/>p-&gt;busy = 0;</text:p>
      <text:p text:style-name="P7"><text:s text:c="6"/>}</text:p>
      <text:p text:style-name="P7"><text:s text:c="4"/>}</text:p>
      <text:p text:style-name="P7"><text:s text:c="4"/>kwakeup(p-&gt;room);</text:p>
      <text:p text:style-name="P7"><text:s text:c="2"/>}</text:p>
      <text:p text:style-name="P7"/>
      <text:p text:style-name="P7"><text:s text:c="2"/>printf("done.\n");</text:p>
      <text:p text:style-name="P7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int kexit(int exitValue)</text:p>
      <text:p text:style-name="P8">{</text:p>
      <text:p text:style-name="P8"><text:s text:c="2"/>PROC *p;</text:p>
      <text:p text:style-name="P8"><text:s text:c="2"/>int i, wakeupP1 = 0;</text:p>
      <text:p text:style-name="P8"/>
      <text:p text:style-name="P8"><text:s text:c="2"/>if (running-&gt;pid == 1 &amp;&amp; nproc &gt; 2)</text:p>
      <text:p text:style-name="P8"><text:s text:c="2"/>{</text:p>
      <text:p text:style-name="P8"><text:s text:c="4"/>if (exitValue == BROKEN_PIPE)</text:p>
      <text:p text:style-name="P8"><text:s text:c="4"/>{</text:p>
      <text:p text:style-name="P8"><text:s text:c="6"/>printf("[KERNEL] Attempting to exit due to a broken pipe.\n");</text:p>
      <text:p text:style-name="P8"><text:s text:c="4"/>}</text:p>
      <text:p text:style-name="P8"><text:s text:c="4"/>printf("[KERNEL] Cannot exit, child processes are still running (P1 cannot die yet).\n");</text:p>
      <text:p text:style-name="P8"><text:s text:c="4"/>return -1;</text:p>
      <text:p text:style-name="P8"><text:s text:c="2"/>}</text:p>
      <text:p text:style-name="P8"/>
      <text:p text:style-name="P8"><text:s text:c="2"/>// Send children, dead or alive, to P1's orphanage</text:p>
      <text:p text:style-name="P8"><text:s text:c="2"/>for(i = 1; i &lt; NPROC; i++)</text:p>
      <text:p text:style-name="P8"><text:s text:c="2"/>{</text:p>
      <text:p text:style-name="P8"><text:s text:c="4"/>p = &amp;proc[i];</text:p>
      <text:p text:style-name="P8"><text:s text:c="4"/>if(p-&gt;status != FREE &amp;&amp; p-&gt;ppid == running-&gt;pid)</text:p>
      <text:p text:style-name="P8"><text:s text:c="4"/>{</text:p>
      <text:p text:style-name="P8"><text:s text:c="6"/>p-&gt;ppid = 1;</text:p>
      <text:p text:style-name="P8"><text:s text:c="6"/>p-&gt;parent = &amp;proc[1];</text:p>
      <text:p text:style-name="P8"><text:s text:c="6"/>wakeupP1++;</text:p>
      <text:p text:style-name="P8"><text:s text:c="4"/>}</text:p>
      <text:p text:style-name="P8"><text:s text:c="2"/>}</text:p>
      <text:p text:style-name="P8"/>
      <text:p text:style-name="P8"><text:s text:c="2"/>// Record exit value and become a zombie</text:p>
      <text:p text:style-name="P8"><text:s text:c="2"/>running-&gt;exitCode = exitValue;</text:p>
      <text:p text:style-name="P8"><text:s text:c="2"/>running-&gt;status = ZOMBIE;</text:p>
      <text:p text:style-name="P8"/>
      <text:p text:style-name="P8"><text:s text:c="2"/>switch(exitValue)</text:p>
      <text:p text:style-name="P8"><text:s text:c="2"/>{</text:p>
      <text:p text:style-name="P8"><text:s text:c="4"/>case BROKEN_PIPE:</text:p>
      <text:p text:style-name="P8"><text:s text:c="6"/>printf("[KERNEL] Broken pipe. Exiting process [%d].", running-&gt;pid);</text:p>
      <text:p text:style-name="P8"><text:s text:c="6"/>break;</text:p>
      <text:p text:style-name="P8"><text:s text:c="4"/>default:</text:p>
      <text:p text:style-name="P8"><text:s text:c="6"/>printf("[KERNEL] Process [%d] exited with code %d.\n", running-&gt;pid, exitValue);</text:p>
      <text:p text:style-name="P8"><text:s text:c="6"/>break;</text:p>
      <text:p text:style-name="P8"><text:s text:c="2"/>}</text:p>
      <text:p text:style-name="P8"/>
      <text:p text:style-name="P8"><text:s text:c="2"/>// Wakeup parent (and also P1 if necessary)</text:p>
      <text:p text:style-name="P8"><text:s text:c="2"/>kwakeup(running-&gt;parent);</text:p>
      <text:p text:style-name="P8"><text:s text:c="2"/>if (wakeupP1)</text:p>
      <text:p text:style-name="P8"><text:s text:c="2"/>{</text:p>
      <text:p text:style-name="P8"><text:s text:c="4"/>printf("[KERNEL] Waking up process [1].\n");</text:p>
      <text:p text:style-name="P8"><text:s text:c="4"/>kwakeup(&amp;proc[1]);</text:p>
      <text:p text:style-name="P8"><text:s text:c="2"/>}</text:p>
      <text:p text:style-name="P8"/>
      <text:p text:style-name="P8"><text:s text:c="2"/>/* Close the opened file descriptors */</text:p>
      <text:p text:style-name="P8"><text:s text:c="2"/>for(i = 0; i &lt; NFD; i++)</text:p>
      <text:p text:style-name="P8"><text:s text:c="2"/>{</text:p>
      <text:p text:style-name="P8"><text:s text:c="4"/>if (running-&gt;fd[i])</text:p>
      <text:p text:style-name="P8"><text:s text:c="4"/>{</text:p>
      <text:p text:style-name="P8"><text:s text:c="6"/>close_pipe(i);</text:p>
      <text:p text:style-name="P8"><text:s text:c="4"/>}</text:p>
      <text:p text:style-name="P8"><text:s text:c="2"/>}</text:p>
      <text:p text:style-name="P8"/>
      <text:p text:style-name="P8"><text:s text:c="2"/>tswitch(); // Give up the CPU</text:p>
      <text:p text:style-name="P8">}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5:09:55.034031611</meta:creation-date>
    <dc:date>2016-10-07T15:34:23.778574473</dc:date>
    <meta:editing-duration>PT10M46S</meta:editing-duration>
    <meta:editing-cycles>14</meta:editing-cycles>
    <meta:generator>LibreOffice/5.1.5.2$Linux_X86_64 LibreOffice_project/10$Build-2</meta:generator>
    <meta:document-statistic meta:table-count="0" meta:image-count="0" meta:object-count="0" meta:page-count="7" meta:paragraph-count="369" meta:word-count="1090" meta:character-count="7560" meta:non-whitespace-character-count="5644"/>
  </office:meta>
</office:document-meta>
</file>